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5e0" officeooo:paragraph-rsid="001b35e0"/>
    </style:style>
    <style:style style:name="P2" style:family="paragraph" style:parent-style-name="Standard">
      <style:text-properties officeooo:rsid="001c9b7a" officeooo:paragraph-rsid="001c9b7a"/>
    </style:style>
    <style:style style:name="P3" style:family="paragraph" style:parent-style-name="Standard">
      <style:text-properties officeooo:rsid="001cc599" officeooo:paragraph-rsid="001cc599"/>
    </style:style>
    <style:style style:name="P4" style:family="paragraph" style:parent-style-name="Standard">
      <style:text-properties officeooo:rsid="001e494b" officeooo:paragraph-rsid="001e4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ulateur</text:p>
      <text:p text:style-name="P1"/>
      <text:p text:style-name="P1"/>
      <text:p text:style-name="P1">reccuperation des point est les mettre dans genially</text:p>
      <text:p text:style-name="P1"/>
      <text:p text:style-name="P1">voir systeme de scoring</text:p>
      <text:p text:style-name="P1"/>
      <text:p text:style-name="P1">jpeq securiter avec les qrcode</text:p>
      <text:p text:style-name="P1"/>
      <text:p text:style-name="P1"/>
      <text:p text:style-name="P1"/>
      <text:p text:style-name="P1"/>
      <text:p text:style-name="P1"><text:a xlink:type="simple" xlink:href="https://app.netlify.com/sites/voluble-cucurucho-c847a8/deploys/67f783009f4dde00b46ad943" text:style-name="Internet_20_link" text:visited-style-name="Visited_20_Internet_20_Link">https://app.netlify.com/sites/voluble-cucurucho-c847a8/deploys/67f783009f4dde00b46ad943</text:a></text:p>
      <text:p text:style-name="P1"/>
      <text:p text:style-name="P1"><text:a xlink:type="simple" xlink:href="https://voluble-cucurucho-c847a8.netlify.app/" text:style-name="Internet_20_link" text:visited-style-name="Visited_20_Internet_20_Link">https://voluble-cucurucho-c847 a8.netlify.app/</text:a> </text:p>
      <text:p text:style-name="P1"/>
      <text:p text:style-name="P1"><text:a xlink:type="simple" xlink:href="https://github.com/renaudin-clement/genially-test" text:style-name="Internet_20_link" text:visited-style-name="Visited_20_Internet_20_Link">https://github.com/renaudin-clement/genially-test</text:a> </text:p>
      <text:p text:style-name="P1"/>
      <text:p text:style-name="P2">utiliser une base de donnees ?</text:p>
      <text:p text:style-name="P2"/>
      <text:p text:style-name="P3">Voir</text:p>
      <text:p text:style-name="P3"/>
      <text:p text:style-name="P3">rgpd </text:p>
      <text:p text:style-name="P3"/>
      <text:p text:style-name="P4">utilisation de github page</text:p>
      <text:p text:style-name="P4">de netlify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09:43:35.982490613</meta:creation-date>
    <dc:date>2025-04-10T11:58:50.784213019</dc:date>
    <meta:editing-duration>PT27M32S</meta:editing-duration>
    <meta:editing-cycles>1</meta:editing-cycles>
    <meta:document-statistic meta:table-count="0" meta:image-count="0" meta:object-count="0" meta:page-count="1" meta:paragraph-count="12" meta:word-count="36" meta:character-count="373" meta:non-whitespace-character-count="346"/>
    <meta:generator>LibreOffice/24.2.7.2$Linux_X86_64 LibreOffice_project/420$Build-2</meta:generator>
  </office:meta>
</office:document-meta>
</file>